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text-properties fo:language="pt" fo:country="PT"/>
    </style:style>
    <style:style style:name="P3" style:parent-style-name="Standard" style:family="paragraph">
      <style:text-properties fo:font-size="11pt" style:font-size-asian="11pt" style:font-size-complex="11pt" fo:language="pt" fo:country="PT"/>
    </style:style>
    <style:style style:name="P4" style:parent-style-name="Standard" style:family="paragraph">
      <style:text-properties fo:font-size="11pt" style:font-size-asian="11pt" style:font-size-complex="11pt" fo:language="pt" fo:country="PT"/>
    </style:style>
    <style:style style:name="P5" style:parent-style-name="Standard" style:family="paragraph">
      <style:text-properties fo:font-size="11pt" style:font-size-asian="11pt" style:font-size-complex="11pt" fo:language="pt" fo:country="PT"/>
    </style:style>
    <style:style style:name="P6" style:parent-style-name="Standard" style:family="paragraph">
      <style:text-properties fo:font-size="11pt" style:font-size-asian="11pt" style:font-size-complex="11pt"/>
    </style:style>
    <style:style style:name="P7" style:parent-style-name="Standard" style:family="paragraph">
      <style:text-properties fo:font-size="11pt" style:font-size-asian="11pt" style:font-size-complex="11pt"/>
    </style:style>
    <style:style style:name="P8" style:parent-style-name="Standard" style:family="paragraph">
      <style:text-properties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text-properties fo:font-weight="bold" style:font-weight-asian="bold" style:font-weight-complex="bold" fo:font-size="11pt" style:font-size-asian="11pt" style:font-size-complex="11pt"/>
    </style:style>
    <style:style style:name="P11" style:parent-style-name="Standard" style:family="paragraph">
      <style:text-properties fo:font-weight="bold" style:font-weight-asian="bold" style:font-weight-complex="bold"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P14" style:parent-style-name="Standard" style:family="paragraph">
      <style:text-properties fo:font-size="11pt" style:font-size-asian="11pt" style:font-size-complex="11pt"/>
    </style:style>
    <style:style style:name="P15" style:parent-style-name="Standard" style:family="paragraph">
      <style:text-properties fo:font-weight="bold" style:font-weight-asian="bold" style:font-weight-complex="bold" fo:font-size="11pt" style:font-size-asian="11pt" style:font-size-complex="11pt"/>
    </style:style>
    <style:style style:name="P16" style:parent-style-name="Standard" style:family="paragraph">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weight="bold" style:font-weight-asian="bold" style:font-weight-complex="bold" fo:font-size="11pt" style:font-size-asian="11pt" style:font-size-complex="11pt"/>
    </style:style>
    <style:style style:name="P21" style:parent-style-name="Standard" style:family="paragraph">
      <style:text-properties fo:font-weight="bold" style:font-weight-asian="bold" style:font-weight-complex="bold" fo:font-size="11pt" style:font-size-asian="11pt" style:font-size-complex="11pt"/>
    </style:style>
    <style:style style:name="T22" style:parent-style-name="DefaultParagraphFont" style:family="text">
      <style:text-properties fo:font-size="11pt" style:font-size-asian="11pt" style:font-size-complex="11pt"/>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office:automatic-styles>
  <office:body>
    <office:text text:use-soft-page-breaks="true">
      <text:h text:style-name="P1" text:outline-level="1">Report nr 1º of the lab work</text:h>
      <text:h text:style-name="P2" text:outline-level="1">RCOM</text:h>
      <text:p text:style-name="P3">Nicolae Munteanu – 202202842</text:p>
      <text:p text:style-name="P4">José Ramos – 202005460</text:p>
      <text:p text:style-name="P5"/>
      <text:p text:style-name="P6">This lab work was based on making a connection between two computers, through a physical cable, in the hope of sending a file (penguim.gif).</text:p>
      <text:p text:style-name="P7">In this report we conclude that the project didn’t go as expected and there are a lot of things that need to be fixed or upgraded, but still we are happy with the end result, because we worked hard and did all we could do with the time given.</text:p>
      <text:p text:style-name="P8"/>
      <text:p text:style-name="P9"/>
      <text:p text:style-name="P10">Introduction</text:p>
      <text:p text:style-name="P11"/>
      <text:p text:style-name="P12">Has it was said previously, the main objective of this lab work was to send a file through a physical connection, but there were several other objectives throughout the project, such as having stages in sending the file (connecting, information transfer, disconnecting), the use of tramas changed in all of the stages so that we were able to distinguish between them and change from one stage to another, while sending the frames we had to check if the trama sent was correctly put together, if not we had to resend the data with the correct trama, there should be a application layer and a data layer, stop-and-wait so that we had time for the receiver to respond to our trama and we also had to stuff the data bytes in the transmitter so that we would not receive a flag by mistake on the receiver side which would have to then unstuff the bytes. Finally with this report we hope in explaining what we did and what we did not, while giving a explanation on how things work.</text:p>
      <text:p text:style-name="P13"/>
      <text:p text:style-name="P14"/>
      <text:p text:style-name="P15">Architecture</text:p>
      <text:p text:style-name="P16"/>
      <text:p text:style-name="P17">Our project did not have a physical layer, but we have two logical link protocols, one for the receiver and one for the transmitter. In the receiver side we had the code divided by guards so that we could distinguish which state we were in, we had this in a while loop, except for when we disconnect and waiting for the UA. In the transmitter side we also had the code divided by guards so that we could know what state to use.</text:p>
      <text:p text:style-name="P18"/>
      <text:p text:style-name="P19"/>
      <text:p text:style-name="P20">Code Structure</text:p>
      <text:p text:style-name="P21"/>
      <text:p text:style-name="Standard"><text:span text:style-name="T22">In the project we used the alarm given in the practical classes, it being used in the transmitter side throughout the whole program,<text:s/></text:span>readByByte was also used in the whole program both in the transmitter and receiver, checkSupervision was used to check if the supervision frames were correct and is used in both, although they are slightly different since the receiver doesn’t receive some of the transmitter tramas and vice versa, clearBuffer was used to clear the buffer before it was going to get anything written on it, we did this because of some errors we were having, trama was used in to make supervision frames and it was used in both sides, checkData was used only in the transmitter to check if the trama in the information frames was correct, infoTrama does the intial trama for the information frames and we also have a swap which changes the Ns and Nr when necessary.</text:p>
      <text:p text:style-name="Standard"/>
      <text:p text:style-name="Standard"/>
      <text:p text:style-name="P23">Main case usages</text:p>
      <text:p text:style-name="P24"/>
      <text:p text:style-name="Standard">Both the receiver and transmitter are noncanonical. In the receiver side we<text:s/>allways<text:s/>start<text:s/>by reading the bytes received with readByByte<text:s/>and at the end we clear the buf with clearBuffer,<text:s/>after that, if we<text:s/><text:soft-page-break/>are in the first state,<text:s/>we check if the<text:s/>frame<text:s/>is correct with checkSupervision, if it is then<text:s/>we create a message with trama and<text:s/>send<text:s/>it<text:s/>to the transmitter<text:s/>and go<text:s/>to state 1, else ignore the message and wait for the next message.<text:s/>When we are at state 1 we verify if the<text:s/>frame<text:s/>is valid for<text:s/>an<text:s/>information frame with checkData, if it is then go to state 2, else go back to state 0. After reaching state 2 we don’t change state. In the state 2 we read the information frames until a disconnect appears, which we check at the beginning with checkSupervision, if we didn’t disconnect then we clear the message variable with clearBuffer and call checkData and save the message received in message, then we<text:s/>create (with trama),<text:s/>send a response<text:s/>and use swap to change the Ns and Nr<text:s/>accordingly to the output of checkData, if we do disconnect then we clear the buffer with clearBuffer then do readByByte and lastly we do checkSupervision to check if we received the final frame.</text:p>
      <text:p text:style-name="Standard"/>
      <text:p text:style-name="Standard">In the transmitter side we start by putting and alarm with 5 seconds in which in repeats 3 times until time out.<text:s/>If the state is equal to 0 then we clear the buf with clearBuffer then create the frame with trama and send it with write, after that we clear the buffer again and wait 3 seconds so that we can then read the response with readByByte, if the response passes the checkSupervision it goes to state 1 otherwise it repeats the operation. In state 1 we start by checking if we had a bad connection (no response), if we have a good connection we clear the buf and repeat with clearBuffer, then we call infoTrama so that we have the first<text:s/>bytes of the frame in buf and the we start reading the file by blocks and stuff the content accordingly to specifications, after that we send the frame with write, if we have a bad connection we send the repeat which is a repeat frame that wasn’t sent, sleep is then called for one second and we start readding with readByByte, and accordingly with the output of checkSupervision we call swap. When we reach the end of the file, we start the disconnection procedure by clearing the buf with clearBuffer, trama to write the message and then write to send it, after we sleep for one second, we check if the response passes the checkSupervision, if it does we clear the buf with clearBuffer, write the message with trame and send it with write, else we do the procedure ag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sé Pedro Teixeira Ramos</dc:creator>
    <meta:creation-date>2022-11-08T09:25:00Z</meta:creation-date>
    <dc:date>2022-11-09T20:29:00Z</dc:date>
    <meta:template xlink:href="Normal.dotm" xlink:type="simple"/>
    <meta:editing-cycles>4</meta:editing-cycles>
    <meta:editing-duration>PT11640S</meta:editing-duration>
    <meta:document-statistic meta:page-count="2" meta:paragraph-count="10" meta:word-count="808" meta:character-count="5409" meta:row-count="38" meta:non-whitespace-character-count="4611"/>
  </office:meta>
</office:document-meta>
</file>